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/>
      <style:text-properties fo:font-weight="bold" style:font-weight-asian="bold" fo:font-size="10pt" style:font-size-asian="10pt" style:font-size-complex="10pt"/>
    </style:style>
    <style:style style:name="P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" style:parent-style-name="Normal" style:family="paragraph">
      <style:paragraph-properties fo:widows="0" fo:orphans="0"/>
      <style:text-properties fo:font-weight="bold" style:font-weight-asian="bold" style:font-size-complex="10pt"/>
    </style:style>
    <style:style style:name="P4" style:parent-style-name="Normal" style:family="paragraph">
      <style:text-properties fo:font-size="12pt" style:font-size-asian="12pt"/>
    </style:style>
    <style:style style:name="P5" style:parent-style-name="Párrafodelista" style:list-style-name="LFO1" style:family="paragraph"/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Párrafodelista" style:list-style-name="LFO1" style:family="paragraph"/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Párrafodelista" style:list-style-name="LFO1" style:family="paragraph"/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Párrafodelista" style:list-style-name="LFO1" style:family="paragraph"/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text-properties fo:font-weight="bold" style:font-weight-asian="bold"/>
    </style:style>
    <style:style style:name="P24" style:parent-style-name="Párrafodelista" style:list-style-name="LFO1" style:family="paragraph"/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Párrafodelista" style:list-style-name="LFO1" style:family="paragraph"/>
  </office:automatic-styles>
  <office:body>
    <office:text text:use-soft-page-breaks="true">
      <text:p text:style-name="P1">Entrevista a un posible cliente:</text:p>
      <text:p text:style-name="P2"/>
      <text:p text:style-name="P3">1- ¿Cuántos kilómetros hace a lo largo del año? (Si son más de 50000km, nos interesa)</text:p>
      <text:p text:style-name="P4"/>
      <text:list text:style-name="LFO1" text:continue-numbering="true">
        <text:list-item>
          <text:p text:style-name="P5">Calculo que unos 150000</text:p>
        </text:list-item>
      </text:list>
      <text:p text:style-name="Normal"/>
      <text:p text:style-name="P6">2-<text:s/>2-<text:s/>¿Le gustaría poder administrar los problemas de su vehículo desde su móvil/tablet?</text:p>
      <text:p text:style-name="P7"/>
      <text:list text:style-name="LFO1" text:continue-numbering="true">
        <text:list-item>
          <text:p text:style-name="P8">Me parece algo a lo que le podría dar bastante uso.</text:p>
        </text:list-item>
      </text:list>
      <text:p text:style-name="Normal"/>
      <text:p text:style-name="Normal"><text:span text:style-name="T9">3-</text:span><text:s/><text:span text:style-name="T10">¿Cómo le gustaría comunicarse con los mecánicos?</text:span></text:p>
      <text:p text:style-name="P11"/>
      <text:list text:style-name="LFO1" text:continue-numbering="true">
        <text:list-item>
          <text:p text:style-name="P12">Mediante una llamada o mensajería</text:p>
        </text:list-item>
      </text:list>
      <text:p text:style-name="P13"/>
      <text:p text:style-name="P14">4- ¿Qué tipo de datos le gustaría proporcionar al mecánico para que le archive en la base de datos?</text:p>
      <text:p text:style-name="P15"/>
      <text:list text:style-name="LFO1" text:continue-numbering="true">
        <text:list-item>
          <text:p text:style-name="P16">Proporcionaría el nombre, apellidos, matrícula y el modelo de mi coche.</text:p>
        </text:list-item>
      </text:list>
      <text:p text:style-name="P17"/>
      <text:p text:style-name="P18">5- ¿Qué tipo de sistema le gustaría utilizar para conocer si su vehículo se encuentra disponible?</text:p>
      <text:p text:style-name="P19"/>
      <text:list text:style-name="LFO1" text:continue-numbering="true">
        <text:list-item>
          <text:p text:style-name="P20">Mediante una llamada o una notificación saliente en el móvil indicándomelo.</text:p>
        </text:list-item>
      </text:list>
      <text:p text:style-name="P21"/>
      <text:p text:style-name="P22">6- ¿Te gustaría conocer el estado de reparación en el que se<text:s/>encuentra su vehículo?</text:p>
      <text:p text:style-name="P23"/>
      <text:list text:style-name="LFO1" text:continue-numbering="true">
        <text:list-item>
          <text:p text:style-name="P24">Por supuesto, de esa manera me quito de preocupaciones.</text:p>
        </text:list-item>
      </text:list>
      <text:p text:style-name="Párrafodelista"/>
      <text:p text:style-name="P25">7- ¿Le gustaría consultar el presupuesto de reparación siempre que lo desee?</text:p>
      <text:p text:style-name="P26"/>
      <text:list text:style-name="LFO1" text:continue-numbering="true">
        <text:list-item>
          <text:p text:style-name="P27">Si, estaría bien poder acceder a ese tipo de dato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19:04:00Z</meta:creation-date>
    <dc:date>2017-03-14T20:06:00Z</dc:date>
    <meta:template xlink:href="Normal" xlink:type="simple"/>
    <meta:editing-cycles>6</meta:editing-cycles>
    <meta:editing-duration>PT1140S</meta:editing-duration>
    <meta:document-statistic meta:page-count="1" meta:paragraph-count="1" meta:word-count="153" meta:character-count="998" meta:row-count="7" meta:non-whitespace-character-count="846"/>
  </office:meta>
</office:document-meta>
</file>